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3.58mm" svg:y="68.73mm">
            <draw:object draw:notify-on-update-of-ranges="Sheet1.E4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63840" calcext:value-type="float">
            <text:p>1638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Blocks</text:p>
          </table:table-cell>
          <table:table-cell table:number-columns-repeated="2"/>
          <table:table-cell office:value-type="string" calcext:value-type="string">
            <text:p>Runtime</text:p>
          </table:table-cell>
          <table:table-cell table:number-columns-repeated="2"/>
          <table:table-cell office:value-type="string" calcext:value-type="string">
            <text:p>CPU Time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292430" calcext:value-type="float">
            <text:p>29243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9.211" calcext:value-type="float">
            <text:p>39.211</text:p>
          </table:table-cell>
          <table:table-cell table:formula="of:=[.C4]*60+[.D4]" office:value-type="float" office:value="1299.211" calcext:value-type="float">
            <text:p>1299.211</text:p>
          </table:table-cell>
          <table:table-cell office:value-type="float" office:value="84" calcext:value-type="float">
            <text:p>84</text:p>
          </table:table-cell>
          <table:table-cell office:value-type="float" office:value="6.058" calcext:value-type="float">
            <text:p>6.058</text:p>
          </table:table-cell>
          <table:table-cell table:formula="of:=[.F4]*60+[.G4]" office:value-type="float" office:value="5046.058" calcext:value-type="float">
            <text:p>5046.058</text:p>
          </table:table-cell>
          <table:table-cell table:formula="of:=100*[.H4]/([.E4]*[.B4])" office:value-type="float" office:value="97.0985082484677" calcext:value-type="float">
            <text:p>97.0985082484677</text:p>
          </table:table-cell>
        </table:table-row>
        <table:table-row table:style-name="ro1">
          <table:table-cell office:value-type="float" office:value="292462" calcext:value-type="float">
            <text:p>29246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8.738" calcext:value-type="float">
            <text:p>38.738</text:p>
          </table:table-cell>
          <table:table-cell table:formula="of:=[.C5]*60+[.D5]" office:value-type="float" office:value="878.738" calcext:value-type="float">
            <text:p>878.738</text:p>
          </table:table-cell>
          <table:table-cell office:value-type="float" office:value="106" calcext:value-type="float">
            <text:p>106</text:p>
          </table:table-cell>
          <table:table-cell office:value-type="float" office:value="35.764" calcext:value-type="float">
            <text:p>35.764</text:p>
          </table:table-cell>
          <table:table-cell table:formula="of:=[.F5]*60+[.G5]" office:value-type="float" office:value="6395.764" calcext:value-type="float">
            <text:p>6395.764</text:p>
          </table:table-cell>
          <table:table-cell table:formula="of:=100*[.H5]/([.E5]*[.B5])" office:value-type="float" office:value="90.9793931752126" calcext:value-type="float">
            <text:p>90.9793931752126</text:p>
          </table:table-cell>
        </table:table-row>
        <table:table-row table:style-name="ro1">
          <table:table-cell office:value-type="float" office:value="292812" calcext:value-type="float">
            <text:p>2928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6.582" calcext:value-type="float">
            <text:p>56.582</text:p>
          </table:table-cell>
          <table:table-cell table:formula="of:=[.C6]*60+[.D6]" office:value-type="float" office:value="836.582" calcext:value-type="float">
            <text:p>836.582</text:p>
          </table:table-cell>
          <table:table-cell office:value-type="float" office:value="161" calcext:value-type="float">
            <text:p>161</text:p>
          </table:table-cell>
          <table:table-cell office:value-type="float" office:value="39.582" calcext:value-type="float">
            <text:p>39.582</text:p>
          </table:table-cell>
          <table:table-cell table:formula="of:=[.F6]*60+[.G6]" office:value-type="float" office:value="9699.582" calcext:value-type="float">
            <text:p>9699.582</text:p>
          </table:table-cell>
          <table:table-cell table:formula="of:=100*[.H6]/([.E6]*[.B6])" office:value-type="float" office:value="72.4643699003804" calcext:value-type="float">
            <text:p>72.4643699003804</text:p>
          </table:table-cell>
        </table:table-row>
        <table:table-row table:style-name="ro1">
          <table:table-cell office:value-type="float" office:value="292496" calcext:value-type="float">
            <text:p>29249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.736" calcext:value-type="float">
            <text:p>0.736</text:p>
          </table:table-cell>
          <table:table-cell table:formula="of:=[.C7]*60+[.D7]" office:value-type="float" office:value="600.736" calcext:value-type="float">
            <text:p>600.736</text:p>
          </table:table-cell>
          <table:table-cell office:value-type="float" office:value="193" calcext:value-type="float">
            <text:p>193</text:p>
          </table:table-cell>
          <table:table-cell office:value-type="float" office:value="26.093" calcext:value-type="float">
            <text:p>26.093</text:p>
          </table:table-cell>
          <table:table-cell table:formula="of:=[.F7]*60+[.G7]" office:value-type="float" office:value="11606.093" calcext:value-type="float">
            <text:p>11606.093</text:p>
          </table:table-cell>
          <table:table-cell table:formula="of:=100*[.H7]/([.E7]*[.B7])" office:value-type="float" office:value="60.3743418489986" calcext:value-type="float">
            <text:p>60.3743418489986</text:p>
          </table:table-cell>
        </table:table-row>
        <table:table-row table:style-name="ro1">
          <table:table-cell office:value-type="float" office:value="292813" calcext:value-type="float">
            <text:p>29281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C8]*60+[.D8]" office:value-type="float" office:value="0" calcext:value-type="float">
            <text:p>0</text:p>
          </table:table-cell>
          <table:table-cell table:number-columns-repeated="2"/>
          <table:table-cell table:formula="of:=[.F8]*60+[.G8]" office:value-type="float" office:value="0" calcext:value-type="float">
            <text:p>0</text:p>
          </table:table-cell>
          <table:table-cell table:formula="of:=100*[.H8]/([.E8]*[.B8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formula="of:=[.C2]/[.B8]" office:value-type="float" office:value="2560" calcext:value-type="float">
            <text:p>256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7:36:58.676001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3:32:57.629977037</meta:creation-date>
    <dc:date>2020-01-31T18:46:37.688226464</dc:date>
    <meta:editing-duration>PT18M10S</meta:editing-duration>
    <meta:editing-cycles>2</meta:editing-cycles>
    <meta:generator>LibreOffice/6.0.7.3$Linux_X86_64 LibreOffice_project/00m0$Build-3</meta:generator>
    <meta:document-statistic meta:table-count="1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4.201cm" style:legend-expansion="high" chart:style-name="ch2"/>
        <chart:plot-area chart:style-name="ch3" table:cell-range-address="Sheet1.E4:Sheet1.E7" svg:x="1.331cm" svg:y="0.18cm" svg:width="12.086cm" svg:height="7.659cm">
          <chartooo:coordinate-region svg:x="2.138cm" svg:y="0.379cm" svg:width="11cm" svg:height="6.813cm"/>
          <chart:axis chart:dimension="x" chart:name="primary-x" chart:style-name="ch4">
            <chart:title svg:x="6.84cm" svg:y="8.019cm" chart:style-name="ch5">
              <text:p>Blocks</text:p>
            </chart:title>
          </chart:axis>
          <chart:axis chart:dimension="y" chart:name="primary-y" chart:style-name="ch4">
            <chart:title svg:x="0.451cm" svg:y="4.675cm" chart:style-name="ch6">
              <text:p>Runtime</text:p>
            </chart:title>
            <chart:grid chart:style-name="ch7" chart:class="major"/>
          </chart:axis>
          <chart:series chart:style-name="ch8" chart:values-cell-range-address="Sheet1.E4:Sheet1.E7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9.211">
                <text:p>1299.211</text:p>
                <draw:g>
                  <svg:desc>Sheet1.E4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8.738">
                <text:p>878.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6.582">
                <text:p>836.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.736">
                <text:p>600.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